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402in"/>
    </style:style>
    <style:style style:name="co3" style:family="table-column">
      <style:table-column-properties fo:break-before="auto" style:column-width="2.9161in"/>
    </style:style>
    <style:style style:name="co4" style:family="table-column">
      <style:table-column-properties fo:break-before="auto" style:column-width="2.8791in"/>
    </style:style>
    <style:style style:name="co5" style:family="table-column">
      <style:table-column-properties fo:break-before="auto" style:column-width="3.0646in"/>
    </style:style>
    <style:style style:name="co6" style:family="table-column">
      <style:table-column-properties fo:break-before="auto" style:column-width="1.3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with_beam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partition</text:p>
          </table:table-cell>
          <table:table-cell table:style-name="ce1" office:value-type="string" calcext:value-type="string">
            <text:p>CMUL7-B-NOPF-MUFAST__SEP__L2a</text:p>
          </table:table-cell>
          <table:table-cell table:style-name="ce1" office:value-type="string" calcext:value-type="string">
            <text:p>CMUL7-B-NOPF-MUFAST__SEP__L2a_rate</text:p>
          </table:table-cell>
          <table:table-cell table:style-name="ce1" office:value-type="string" calcext:value-type="string">
            <text:p>CMSL7-B-NOPF-MUFAST__SEP__L2a</text:p>
          </table:table-cell>
          <table:table-cell table:style-name="ce1" office:value-type="string" calcext:value-type="string">
            <text:p>CMSL7-B-NOPF-MUFAST__SEP__L2a_rate</text:p>
          </table:table-cell>
          <table:table-cell table:number-columns-repeated="2"/>
          <table:table-cell table:style-name="ce3" office:value-type="string" calcext:value-type="string">
            <text:p>Difference (scal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340" calcext:value-type="float">
            <text:p>244340</text:p>
          </table:table-cell>
          <table:table-cell office:value-type="string" calcext:value-type="string">
            <text:p>PHYSICS_1</text:p>
          </table:table-cell>
          <table:table-cell office:value-type="float" office:value="9171" calcext:value-type="float">
            <text:p>9171</text:p>
          </table:table-cell>
          <table:table-cell office:value-type="float" office:value="2.6008314947053" calcext:value-type="float">
            <text:p>2.6008314947</text:p>
          </table:table-cell>
          <table:table-cell office:value-type="float" office:value="506009" calcext:value-type="float">
            <text:p>506009</text:p>
          </table:table-cell>
          <table:table-cell office:value-type="float" office:value="143.50061539683" calcext:value-type="float">
            <text:p>143.5006153968</text:p>
          </table:table-cell>
          <table:table-cell table:number-columns-repeated="2"/>
          <table:table-cell table:formula="of:=([.D2]/[.F2])*100" office:value-type="float" office:value="1.81241835619525" calcext:value-type="float">
            <text:p>1.81241835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343" calcext:value-type="float">
            <text:p>244343</text:p>
          </table:table-cell>
          <table:table-cell office:value-type="string" calcext:value-type="string">
            <text:p>PHYSICS_1</text:p>
          </table:table-cell>
          <table:table-cell office:value-type="float" office:value="8380" calcext:value-type="float">
            <text:p>8380</text:p>
          </table:table-cell>
          <table:table-cell office:value-type="float" office:value="2.3128470650578" calcext:value-type="float">
            <text:p>2.3128470651</text:p>
          </table:table-cell>
          <table:table-cell office:value-type="float" office:value="475438" calcext:value-type="float">
            <text:p>475438</text:p>
          </table:table-cell>
          <table:table-cell office:value-type="float" office:value="131.21901944116" calcext:value-type="float">
            <text:p>131.2190194412</text:p>
          </table:table-cell>
          <table:table-cell table:number-columns-repeated="2"/>
          <table:table-cell table:formula="of:=([.D3]/[.F3])*100" office:value-type="float" office:value="1.76258523719181" calcext:value-type="float">
            <text:p>1.76258523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351" calcext:value-type="float">
            <text:p>244351</text:p>
          </table:table-cell>
          <table:table-cell office:value-type="string" calcext:value-type="string">
            <text:p>PHYSICS_1</text:p>
          </table:table-cell>
          <table:table-cell office:value-type="float" office:value="41870" calcext:value-type="float">
            <text:p>41870</text:p>
          </table:table-cell>
          <table:table-cell office:value-type="float" office:value="2.5046809477947" calcext:value-type="float">
            <text:p>2.5046809478</text:p>
          </table:table-cell>
          <table:table-cell office:value-type="float" office:value="2323609" calcext:value-type="float">
            <text:p>2323609</text:p>
          </table:table-cell>
          <table:table-cell office:value-type="float" office:value="138.99926420885" calcext:value-type="float">
            <text:p>138.9992642089</text:p>
          </table:table-cell>
          <table:table-cell table:number-columns-repeated="2"/>
          <table:table-cell table:formula="of:=([.D4]/[.F4])*100" office:value-type="float" office:value="1.80193827791165" calcext:value-type="float">
            <text:p>1.80193827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355" calcext:value-type="float">
            <text:p>244355</text:p>
          </table:table-cell>
          <table:table-cell office:value-type="string" calcext:value-type="string">
            <text:p>PHYSICS_1</text:p>
          </table:table-cell>
          <table:table-cell office:value-type="float" office:value="9199" calcext:value-type="float">
            <text:p>9199</text:p>
          </table:table-cell>
          <table:table-cell office:value-type="float" office:value="2.6813066378298" calcext:value-type="float">
            <text:p>2.6813066378</text:p>
          </table:table-cell>
          <table:table-cell office:value-type="float" office:value="507220" calcext:value-type="float">
            <text:p>507220</text:p>
          </table:table-cell>
          <table:table-cell office:value-type="float" office:value="147.84349960213" calcext:value-type="float">
            <text:p>147.8434996021</text:p>
          </table:table-cell>
          <table:table-cell table:number-columns-repeated="2"/>
          <table:table-cell table:formula="of:=([.D5]/[.F5])*100" office:value-type="float" office:value="1.81361145065258" calcext:value-type="float">
            <text:p>1.81361145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359" calcext:value-type="float">
            <text:p>244359</text:p>
          </table:table-cell>
          <table:table-cell office:value-type="string" calcext:value-type="string">
            <text:p>PHYSICS_1</text:p>
          </table:table-cell>
          <table:table-cell office:value-type="float" office:value="7008" calcext:value-type="float">
            <text:p>7008</text:p>
          </table:table-cell>
          <table:table-cell office:value-type="float" office:value="2.6186775080713" calcext:value-type="float">
            <text:p>2.6186775081</text:p>
          </table:table-cell>
          <table:table-cell office:value-type="float" office:value="386948" calcext:value-type="float">
            <text:p>386948</text:p>
          </table:table-cell>
          <table:table-cell office:value-type="float" office:value="144.59075690542" calcext:value-type="float">
            <text:p>144.5907569054</text:p>
          </table:table-cell>
          <table:table-cell table:number-columns-repeated="2"/>
          <table:table-cell table:formula="of:=([.D6]/[.F6])*100" office:value-type="float" office:value="1.81109606458749" calcext:value-type="float">
            <text:p>1.81109606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364" calcext:value-type="float">
            <text:p>244364</text:p>
          </table:table-cell>
          <table:table-cell office:value-type="string" calcext:value-type="string">
            <text:p>PHYSICS_1</text:p>
          </table:table-cell>
          <table:table-cell office:value-type="float" office:value="5133" calcext:value-type="float">
            <text:p>5133</text:p>
          </table:table-cell>
          <table:table-cell office:value-type="float" office:value="2.2973021357346" calcext:value-type="float">
            <text:p>2.2973021357</text:p>
          </table:table-cell>
          <table:table-cell office:value-type="float" office:value="285921" calcext:value-type="float">
            <text:p>285921</text:p>
          </table:table-cell>
          <table:table-cell office:value-type="float" office:value="127.96550242575" calcext:value-type="float">
            <text:p>127.9655024258</text:p>
          </table:table-cell>
          <table:table-cell table:number-columns-repeated="2"/>
          <table:table-cell table:formula="of:=([.D7]/[.F7])*100" office:value-type="float" office:value="1.79525113580325" calcext:value-type="float">
            <text:p>1.79525113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377" calcext:value-type="float">
            <text:p>244377</text:p>
          </table:table-cell>
          <table:table-cell office:value-type="string" calcext:value-type="string">
            <text:p>PHYSICS_1</text:p>
          </table:table-cell>
          <table:table-cell office:value-type="float" office:value="23449" calcext:value-type="float">
            <text:p>23449</text:p>
          </table:table-cell>
          <table:table-cell office:value-type="float" office:value="2.6622298062109" calcext:value-type="float">
            <text:p>2.6622298062</text:p>
          </table:table-cell>
          <table:table-cell office:value-type="float" office:value="1307463" calcext:value-type="float">
            <text:p>1307463</text:p>
          </table:table-cell>
          <table:table-cell office:value-type="float" office:value="148.43988950991" calcext:value-type="float">
            <text:p>148.4398895099</text:p>
          </table:table-cell>
          <table:table-cell table:number-columns-repeated="2"/>
          <table:table-cell table:formula="of:=([.D8]/[.F8])*100" office:value-type="float" office:value="1.79347331435" calcext:value-type="float">
            <text:p>1.7934733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411" calcext:value-type="float">
            <text:p>244411</text:p>
          </table:table-cell>
          <table:table-cell office:value-type="string" calcext:value-type="string">
            <text:p>PHYSICS_1</text:p>
          </table:table-cell>
          <table:table-cell office:value-type="float" office:value="21721" calcext:value-type="float">
            <text:p>21721</text:p>
          </table:table-cell>
          <table:table-cell office:value-type="float" office:value="20.139635797204" calcext:value-type="float">
            <text:p>20.1396357972</text:p>
          </table:table-cell>
          <table:table-cell office:value-type="float" office:value="299526" calcext:value-type="float">
            <text:p>299526</text:p>
          </table:table-cell>
          <table:table-cell office:value-type="float" office:value="277.71946741831" calcext:value-type="float">
            <text:p>277.7194674183</text:p>
          </table:table-cell>
          <table:table-cell table:number-columns-repeated="2"/>
          <table:table-cell table:formula="of:=([.D9]/[.F9])*100/4" office:value-type="float" office:value="1.81294779084287" calcext:value-type="float">
            <text:p>1.81294779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416" calcext:value-type="float">
            <text:p>244416</text:p>
          </table:table-cell>
          <table:table-cell office:value-type="string" calcext:value-type="string">
            <text:p>PHYSICS_1</text:p>
          </table:table-cell>
          <table:table-cell office:value-type="float" office:value="75255" calcext:value-type="float">
            <text:p>75255</text:p>
          </table:table-cell>
          <table:table-cell office:value-type="float" office:value="20.669680623153" calcext:value-type="float">
            <text:p>20.6696806232</text:p>
          </table:table-cell>
          <table:table-cell office:value-type="float" office:value="1038391" calcext:value-type="float">
            <text:p>1038391</text:p>
          </table:table-cell>
          <table:table-cell office:value-type="float" office:value="285.20643587743" calcext:value-type="float">
            <text:p>285.2064358774</text:p>
          </table:table-cell>
          <table:table-cell table:number-columns-repeated="2"/>
          <table:table-cell table:formula="of:=([.D10]/[.F10])*100/4" office:value-type="float" office:value="1.81181751382668" calcext:value-type="float">
            <text:p>1.81181751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418" calcext:value-type="float">
            <text:p>244418</text:p>
          </table:table-cell>
          <table:table-cell office:value-type="string" calcext:value-type="string">
            <text:p>PHYSICS_1</text:p>
          </table:table-cell>
          <table:table-cell office:value-type="float" office:value="17281" calcext:value-type="float">
            <text:p>17281</text:p>
          </table:table-cell>
          <table:table-cell office:value-type="float" office:value="16.446660892903" calcext:value-type="float">
            <text:p>16.4466608929</text:p>
          </table:table-cell>
          <table:table-cell office:value-type="float" office:value="235531" calcext:value-type="float">
            <text:p>235531</text:p>
          </table:table-cell>
          <table:table-cell office:value-type="float" office:value="224.15939394516" calcext:value-type="float">
            <text:p>224.1593939452</text:p>
          </table:table-cell>
          <table:table-cell table:number-columns-repeated="2"/>
          <table:table-cell table:formula="of:=([.D11]/[.F11])*100/4" office:value-type="float" office:value="1.8342596091385" calcext:value-type="float">
            <text:p>1.83425960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421" calcext:value-type="float">
            <text:p>244421</text:p>
          </table:table-cell>
          <table:table-cell office:value-type="string" calcext:value-type="string">
            <text:p>PHYSICS_1</text:p>
          </table:table-cell>
          <table:table-cell office:value-type="float" office:value="13394" calcext:value-type="float">
            <text:p>13394</text:p>
          </table:table-cell>
          <table:table-cell office:value-type="float" office:value="10.682128131305" calcext:value-type="float">
            <text:p>10.6821281313</text:p>
          </table:table-cell>
          <table:table-cell office:value-type="float" office:value="185736" calcext:value-type="float">
            <text:p>185736</text:p>
          </table:table-cell>
          <table:table-cell office:value-type="float" office:value="148.13018893506" calcext:value-type="float">
            <text:p>148.1301889351</text:p>
          </table:table-cell>
          <table:table-cell table:number-columns-repeated="2"/>
          <table:table-cell table:formula="of:=([.D12]/[.F12])*100/4" office:value-type="float" office:value="1.8028276693802" calcext:value-type="float">
            <text:p>1.80282766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453" calcext:value-type="float">
            <text:p>244453</text:p>
          </table:table-cell>
          <table:table-cell office:value-type="string" calcext:value-type="string">
            <text:p>PHYSICS_1</text:p>
          </table:table-cell>
          <table:table-cell office:value-type="float" office:value="16745" calcext:value-type="float">
            <text:p>16745</text:p>
          </table:table-cell>
          <table:table-cell office:value-type="float" office:value="6.1330032120895" calcext:value-type="float">
            <text:p>6.1330032121</text:p>
          </table:table-cell>
          <table:table-cell office:value-type="float" office:value="463619" calcext:value-type="float">
            <text:p>463619</text:p>
          </table:table-cell>
          <table:table-cell office:value-type="float" office:value="169.80452769099" calcext:value-type="float">
            <text:p>169.804527691</text:p>
          </table:table-cell>
          <table:table-cell table:number-columns-repeated="2"/>
          <table:table-cell table:formula="of:=([.D13]/[.F13])*100/2" office:value-type="float" office:value="1.805900966095" calcext:value-type="float">
            <text:p>1.80590096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480" calcext:value-type="float">
            <text:p>244480</text:p>
          </table:table-cell>
          <table:table-cell office:value-type="string" calcext:value-type="string">
            <text:p>PHYSICS_1</text:p>
          </table:table-cell>
          <table:table-cell office:value-type="float" office:value="89943" calcext:value-type="float">
            <text:p>89943</text:p>
          </table:table-cell>
          <table:table-cell office:value-type="float" office:value="8.6219193052081" calcext:value-type="float">
            <text:p>8.6219193052</text:p>
          </table:table-cell>
          <table:table-cell office:value-type="float" office:value="2579684" calcext:value-type="float">
            <text:p>2579684</text:p>
          </table:table-cell>
          <table:table-cell office:value-type="float" office:value="247.28802998495" calcext:value-type="float">
            <text:p>247.288029985</text:p>
          </table:table-cell>
          <table:table-cell table:number-columns-repeated="2"/>
          <table:table-cell table:formula="of:=([.D14]/[.F14])*100/2" office:value-type="float" office:value="1.74329491519116" calcext:value-type="float">
            <text:p>1.7432949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481" calcext:value-type="float">
            <text:p>244481</text:p>
          </table:table-cell>
          <table:table-cell office:value-type="string" calcext:value-type="string">
            <text:p>PHYSICS_1</text:p>
          </table:table-cell>
          <table:table-cell office:value-type="float" office:value="18195" calcext:value-type="float">
            <text:p>18195</text:p>
          </table:table-cell>
          <table:table-cell office:value-type="float" office:value="8.314483514977" calcext:value-type="float">
            <text:p>8.314483515</text:p>
          </table:table-cell>
          <table:table-cell office:value-type="float" office:value="528725" calcext:value-type="float">
            <text:p>528725</text:p>
          </table:table-cell>
          <table:table-cell office:value-type="float" office:value="241.60897479836" calcext:value-type="float">
            <text:p>241.6089747984</text:p>
          </table:table-cell>
          <table:table-cell table:number-columns-repeated="2"/>
          <table:table-cell table:formula="of:=([.D15]/[.F15])*100/2" office:value-type="float" office:value="1.72064873043643" calcext:value-type="float">
            <text:p>1.7206487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482" calcext:value-type="float">
            <text:p>244482</text:p>
          </table:table-cell>
          <table:table-cell office:value-type="string" calcext:value-type="string">
            <text:p>PHYSICS_1</text:p>
          </table:table-cell>
          <table:table-cell office:value-type="float" office:value="92921" calcext:value-type="float">
            <text:p>92921</text:p>
          </table:table-cell>
          <table:table-cell office:value-type="float" office:value="9.857841525127" calcext:value-type="float">
            <text:p>9.8578415251</text:p>
          </table:table-cell>
          <table:table-cell office:value-type="float" office:value="2655327" calcext:value-type="float">
            <text:p>2655327</text:p>
          </table:table-cell>
          <table:table-cell office:value-type="float" office:value="281.69943030522" calcext:value-type="float">
            <text:p>281.6994303052</text:p>
          </table:table-cell>
          <table:table-cell table:number-columns-repeated="2"/>
          <table:table-cell table:formula="of:=([.D16]/[.F16])*100/2" office:value-type="float" office:value="1.74970916952978" calcext:value-type="float">
            <text:p>1.74970916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483" calcext:value-type="float">
            <text:p>244483</text:p>
          </table:table-cell>
          <table:table-cell office:value-type="string" calcext:value-type="string">
            <text:p>PHYSICS_1</text:p>
          </table:table-cell>
          <table:table-cell office:value-type="float" office:value="16023" calcext:value-type="float">
            <text:p>16023</text:p>
          </table:table-cell>
          <table:table-cell office:value-type="float" office:value="9.9819337154249" calcext:value-type="float">
            <text:p>9.9819337154</text:p>
          </table:table-cell>
          <table:table-cell office:value-type="float" office:value="460079" calcext:value-type="float">
            <text:p>460079</text:p>
          </table:table-cell>
          <table:table-cell office:value-type="float" office:value="286.61786693247" calcext:value-type="float">
            <text:p>286.6178669325</text:p>
          </table:table-cell>
          <table:table-cell table:number-columns-repeated="2"/>
          <table:table-cell table:formula="of:=([.D17]/[.F17])*100/2" office:value-type="float" office:value="1.7413313800456" calcext:value-type="float">
            <text:p>1.741331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484" calcext:value-type="float">
            <text:p>244484</text:p>
          </table:table-cell>
          <table:table-cell office:value-type="string" calcext:value-type="string">
            <text:p>PHYSICS_1</text:p>
          </table:table-cell>
          <table:table-cell office:value-type="float" office:value="139283" calcext:value-type="float">
            <text:p>139283</text:p>
          </table:table-cell>
          <table:table-cell office:value-type="float" office:value="9.8731853238063" calcext:value-type="float">
            <text:p>9.8731853238</text:p>
          </table:table-cell>
          <table:table-cell office:value-type="float" office:value="3994489" calcext:value-type="float">
            <text:p>3994489</text:p>
          </table:table-cell>
          <table:table-cell office:value-type="float" office:value="283.15250368606" calcext:value-type="float">
            <text:p>283.1525036861</text:p>
          </table:table-cell>
          <table:table-cell table:number-columns-repeated="2"/>
          <table:table-cell table:formula="of:=([.D18]/[.F18])*100/2" office:value-type="float" office:value="1.74343952380392" calcext:value-type="float">
            <text:p>1.7434395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531" calcext:value-type="float">
            <text:p>244531</text:p>
          </table:table-cell>
          <table:table-cell office:value-type="string" calcext:value-type="string">
            <text:p>PHYSICS_1</text:p>
          </table:table-cell>
          <table:table-cell office:value-type="float" office:value="163012" calcext:value-type="float">
            <text:p>163012</text:p>
          </table:table-cell>
          <table:table-cell office:value-type="float" office:value="9.3124171655774" calcext:value-type="float">
            <text:p>9.3124171656</text:p>
          </table:table-cell>
          <table:table-cell office:value-type="float" office:value="4561156" calcext:value-type="float">
            <text:p>4561156</text:p>
          </table:table-cell>
          <table:table-cell office:value-type="float" office:value="260.56601617842" calcext:value-type="float">
            <text:p>260.5660161784</text:p>
          </table:table-cell>
          <table:table-cell table:number-columns-repeated="2"/>
          <table:table-cell table:formula="of:=([.D19]/[.F19])*100/2" office:value-type="float" office:value="1.78695927085151" calcext:value-type="float">
            <text:p>1.78695927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540" calcext:value-type="float">
            <text:p>244540</text:p>
          </table:table-cell>
          <table:table-cell office:value-type="string" calcext:value-type="string">
            <text:p>PHYSICS_1</text:p>
          </table:table-cell>
          <table:table-cell office:value-type="float" office:value="159234" calcext:value-type="float">
            <text:p>159234</text:p>
          </table:table-cell>
          <table:table-cell office:value-type="float" office:value="9.0380915081649" calcext:value-type="float">
            <text:p>9.0380915082</text:p>
          </table:table-cell>
          <table:table-cell office:value-type="float" office:value="4498695" calcext:value-type="float">
            <text:p>4498695</text:p>
          </table:table-cell>
          <table:table-cell office:value-type="float" office:value="255.34507126194" calcext:value-type="float">
            <text:p>255.3450712619</text:p>
          </table:table-cell>
          <table:table-cell table:number-columns-repeated="2"/>
          <table:table-cell table:formula="of:=([.D20]/[.F20])*100/2" office:value-type="float" office:value="1.76977990283849" calcext:value-type="float">
            <text:p>1.76977990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542" calcext:value-type="float">
            <text:p>244542</text:p>
          </table:table-cell>
          <table:table-cell office:value-type="string" calcext:value-type="string">
            <text:p>PHYSICS_1</text:p>
          </table:table-cell>
          <table:table-cell office:value-type="float" office:value="138897" calcext:value-type="float">
            <text:p>138897</text:p>
          </table:table-cell>
          <table:table-cell office:value-type="float" office:value="10.01420331651" calcext:value-type="float">
            <text:p>10.0142033165</text:p>
          </table:table-cell>
          <table:table-cell office:value-type="float" office:value="3913841" calcext:value-type="float">
            <text:p>3913841</text:p>
          </table:table-cell>
          <table:table-cell office:value-type="float" office:value="282.18031723143" calcext:value-type="float">
            <text:p>282.1803172314</text:p>
          </table:table-cell>
          <table:table-cell table:number-columns-repeated="2"/>
          <table:table-cell table:formula="of:=([.D21]/[.F21])*100/2" office:value-type="float" office:value="1.77443335076719" calcext:value-type="float">
            <text:p>1.77443335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617" calcext:value-type="float">
            <text:p>244617</text:p>
          </table:table-cell>
          <table:table-cell office:value-type="string" calcext:value-type="string">
            <text:p>PHYSICS_1</text:p>
          </table:table-cell>
          <table:table-cell office:value-type="float" office:value="5958" calcext:value-type="float">
            <text:p>5958</text:p>
          </table:table-cell>
          <table:table-cell office:value-type="float" office:value="7.1239906783096" calcext:value-type="float">
            <text:p>7.1239906783</text:p>
          </table:table-cell>
          <table:table-cell office:value-type="float" office:value="160757" calcext:value-type="float">
            <text:p>160757</text:p>
          </table:table-cell>
          <table:table-cell office:value-type="float" office:value="192.21741682998" calcext:value-type="float">
            <text:p>192.21741683</text:p>
          </table:table-cell>
          <table:table-cell table:number-columns-repeated="2"/>
          <table:table-cell table:formula="of:=([.D22]/[.F22])*100/2" office:value-type="float" office:value="1.8531074852106" calcext:value-type="float">
            <text:p>1.85310748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619" calcext:value-type="float">
            <text:p>244619</text:p>
          </table:table-cell>
          <table:table-cell office:value-type="string" calcext:value-type="string">
            <text:p>PHYSICS_1</text:p>
          </table:table-cell>
          <table:table-cell office:value-type="float" office:value="4285" calcext:value-type="float">
            <text:p>4285</text:p>
          </table:table-cell>
          <table:table-cell office:value-type="float" office:value="1.1234658857027" calcext:value-type="float">
            <text:p>1.1234658857</text:p>
          </table:table-cell>
          <table:table-cell office:value-type="float" office:value="118896" calcext:value-type="float">
            <text:p>118896</text:p>
          </table:table-cell>
          <table:table-cell office:value-type="float" office:value="31.172835460097" calcext:value-type="float">
            <text:p>31.1728354601</text:p>
          </table:table-cell>
          <table:table-cell table:number-columns-repeated="2"/>
          <table:table-cell table:formula="of:=([.D23]/[.F23])*100/2" office:value-type="float" office:value="1.80199502085857" calcext:value-type="float">
            <text:p>1.80199502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626" calcext:value-type="float">
            <text:p>244626</text:p>
          </table:table-cell>
          <table:table-cell office:value-type="string" calcext:value-type="string">
            <text:p>PHYSICS_1</text:p>
          </table:table-cell>
          <table:table-cell office:value-type="float" office:value="77708" calcext:value-type="float">
            <text:p>77708</text:p>
          </table:table-cell>
          <table:table-cell office:value-type="float" office:value="10.215515994773" calcext:value-type="float">
            <text:p>10.2155159948</text:p>
          </table:table-cell>
          <table:table-cell office:value-type="float" office:value="2146202" calcext:value-type="float">
            <text:p>2146202</text:p>
          </table:table-cell>
          <table:table-cell office:value-type="float" office:value="282.14033122734" calcext:value-type="float">
            <text:p>282.1403312273</text:p>
          </table:table-cell>
          <table:table-cell table:number-columns-repeated="2"/>
          <table:table-cell table:formula="of:=([.D24]/[.F24])*100/2" office:value-type="float" office:value="1.81036081412654" calcext:value-type="float">
            <text:p>1.81036081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627" calcext:value-type="float">
            <text:p>244627</text:p>
          </table:table-cell>
          <table:table-cell office:value-type="string" calcext:value-type="string">
            <text:p>PHYSICS_1</text:p>
          </table:table-cell>
          <table:table-cell office:value-type="float" office:value="26937" calcext:value-type="float">
            <text:p>26937</text:p>
          </table:table-cell>
          <table:table-cell office:value-type="float" office:value="9.4111604896864" calcext:value-type="float">
            <text:p>9.4111604897</text:p>
          </table:table-cell>
          <table:table-cell office:value-type="float" office:value="747116" calcext:value-type="float">
            <text:p>747116</text:p>
          </table:table-cell>
          <table:table-cell office:value-type="float" office:value="261.02493152216" calcext:value-type="float">
            <text:p>261.0249315222</text:p>
          </table:table-cell>
          <table:table-cell table:number-columns-repeated="2"/>
          <table:table-cell table:formula="of:=([.D25]/[.F25])*100/2" office:value-type="float" office:value="1.80273210585773" calcext:value-type="float">
            <text:p>1.8027321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628" calcext:value-type="float">
            <text:p>244628</text:p>
          </table:table-cell>
          <table:table-cell office:value-type="string" calcext:value-type="string">
            <text:p>PHYSICS_1</text:p>
          </table:table-cell>
          <table:table-cell office:value-type="float" office:value="31073" calcext:value-type="float">
            <text:p>31073</text:p>
          </table:table-cell>
          <table:table-cell office:value-type="float" office:value="10.240683920679" calcext:value-type="float">
            <text:p>10.2406839207</text:p>
          </table:table-cell>
          <table:table-cell office:value-type="float" office:value="854785" calcext:value-type="float">
            <text:p>854785</text:p>
          </table:table-cell>
          <table:table-cell office:value-type="float" office:value="281.71026309458" calcext:value-type="float">
            <text:p>281.7102630946</text:p>
          </table:table-cell>
          <table:table-cell table:number-columns-repeated="2"/>
          <table:table-cell table:formula="of:=([.D26]/[.F26])*100/2" office:value-type="float" office:value="1.8175915581111" calcext:value-type="float">
            <text:p>1.8175915581</text:p>
          </table:table-cell>
        </table:table-row>
      </table:table>
      <table:named-expressions>
        <table:named-range table:name="HTML_1" table:base-cell-address="$Sheet1.$A$1" table:cell-range-address=".$A$1:.$G$26"/>
        <table:named-range table:name="HTML_all" table:base-cell-address="$Sheet1.$A$1" table:cell-range-address=".$A$1:.$G$26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11:04:24.60596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8T11:22:16.289308000</dc:date>
    <meta:editing-duration>PT13M4S</meta:editing-duration>
    <meta:editing-cycles>3</meta:editing-cycles>
    <meta:generator>LibreOffice/4.3.7.2$MacOSX_x86 LibreOffice_project/8a35821d8636a03b8bf4e15b48f59794652c68ba</meta:generator>
    <meta:document-statistic meta:table-count="1" meta:cell-count="208" meta:object-count="0"/>
  </office:meta>
</office:document-meta>
</file>